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style:page-number="1"/>
      <style:text-properties fo:font-weight="bold" style:font-weight-asian="bold" style:font-weight-complex="bold" fo:font-size="6pt" style:font-size-asian="6pt" style:font-size-complex="6pt"/>
    </style:style>
    <style:style style:name="P10" style:parent-style-name="Encabezado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1" style:parent-style-name="Encabezado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2" style:parent-style-name="Encabezado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Numeracion" style:family="paragraph"/>
    <style:style style:name="P15" style:parent-style-name="Numeracion" style:family="paragraph"/>
    <style:style style:name="P16" style:parent-style-name="Numeracion" style:family="paragraph"/>
    <style:style style:name="P17" style:parent-style-name="Numeracion" style:family="paragraph"/>
    <style:style style:name="P18" style:parent-style-name="Numeracion" style:family="paragraph"/>
    <style:style style:name="P19" style:parent-style-name="Numeracion" style:family="paragraph">
      <style:paragraph-properties fo:text-align="center"/>
    </style:style>
    <style:style style:name="P20" style:parent-style-name="Numeracion" style:family="paragraph"/>
    <style:style style:name="P21" style:parent-style-name="Numeracion" style:family="paragraph"/>
    <style:style style:name="P22" style:parent-style-name="Numeracion" style:family="paragraph"/>
    <style:style style:name="P23" style:parent-style-name="Numeracion" style:family="paragraph"/>
    <style:style style:name="P24" style:parent-style-name="Numeracion" style:family="paragraph"/>
    <style:style style:name="P25" style:parent-style-name="Numeracion" style:family="paragraph"/>
    <style:style style:name="P26" style:parent-style-name="Numeracion" style:family="paragraph"/>
    <style:style style:name="P27" style:parent-style-name="Numeracion" style:family="paragraph"/>
    <style:style style:name="P28" style:parent-style-name="Numeracion" style:family="paragraph"/>
    <style:style style:name="T29" style:parent-style-name="Fuentedepárrafopredeter." style:family="text">
      <style:text-properties fo:font-style="italic" style:font-style-asian="italic" style:font-style-complex="italic"/>
    </style:style>
    <style:style style:name="P30" style:parent-style-name="Numeracion" style:family="paragraph"/>
    <style:style style:name="T31" style:parent-style-name="Fuentedepárrafopredeter." style:family="text">
      <style:text-properties fo:font-style="italic" style:font-style-asian="italic" style:font-style-complex="italic"/>
    </style:style>
    <style:style style:name="P32" style:parent-style-name="Numeracion" style:family="paragraph"/>
    <style:style style:name="P33" style:parent-style-name="Numeracion" style:family="paragraph"/>
    <style:style style:name="P34" style:parent-style-name="Numeracion" style:family="paragraph"/>
    <style:style style:name="P35" style:parent-style-name="Numeracion" style:family="paragraph"/>
    <style:style style:name="P36" style:parent-style-name="Numeracion" style:family="paragraph"/>
    <style:style style:name="P37" style:parent-style-name="Numeracion" style:family="paragraph"/>
  </office:automatic-styles>
  <office:body>
    <office:text text:use-soft-page-breaks="true">
      <text:p text:style-name="P1"/>
      <text:p text:style-name="P10"/>
      <text:p text:style-name="P11">IDENTIFICACIÓN DE PRECONCEPTOS</text:p>
      <text:p text:style-name="P12"/>
      <text:p text:style-name="P13"/>
      <text:p text:style-name="Standard">Por favor, responde brevemente a las siguientes cuestiones</text:p>
      <text:p text:style-name="Standard"/>
      <text:p text:style-name="Standard"/>
      <text:list text:style-name="LFO3" text:continue-numbering="true">
        <text:list-item>
          <text:p text:style-name="P14">¿Qué es una empresa? ¿Qué función tienen las empresas?</text:p>
        </text:list-item>
      </text:list>
      <text:p text:style-name="Numeracion">Una entidad que ofrece un bien<text:s/>o servicio</text:p>
      <text:list text:style-name="LFO3" text:continue-numbering="true">
        <text:list-item>
          <text:p text:style-name="P15">¿Qué hace falta para ser un empresario? ¿en qué se diferencia del propietario de la empresa? ¿Puede un gobierno tener empresas? Cita algún ejemplo</text:p>
        </text:list-item>
      </text:list>
      <text:p text:style-name="Numeracion">Propietario pone el dinero</text:p>
      <text:p text:style-name="Numeracion">correos</text:p>
      <text:list text:style-name="LFO3" text:continue-numbering="true">
        <text:list-item>
          <text:p text:style-name="P16">¿Qué es la actividad empresarial de un empresa? ¿y su ámbito de<text:s/>actuación?</text:p>
        </text:list-item>
      </text:list>
      <text:p text:style-name="Numeracion">Es a lo que se dedica la empresa en cuestión. El sector que se dedica</text:p>
      <text:list text:style-name="LFO3" text:continue-numbering="true">
        <text:list-item>
          <text:p text:style-name="P17">¿En qué se diferencian un monopolio y un oligopolio?</text:p>
        </text:list-item>
      </text:list>
      <text:p text:style-name="Numeracion"><text:tab/>Monopolio cuando una única empresa es la que se encarga de producir y distribuir un bien o servicio de un sector, es la<text:s/>misma empresa la que pone los precios pues no tiene competencia.</text:p>
      <text:p text:style-name="Numeracion">Oligopolio cuando mas de una empres “luchan” por un porcentaje del sector, compiten por tener precios competentes, las personas pueden</text:p>
      <text:list text:style-name="LFO3" text:continue-numbering="true">
        <text:list-item>
          <text:p text:style-name="P18">¿A qué se dedican las empresas del sector terciario? ¿y<text:s/>las del secundario?</text:p>
        </text:list-item>
      </text:list>
      <text:p text:style-name="Numeracion">Terciario son servicio intangible, secundario para productos</text:p>
      <text:list text:style-name="LFO3" text:continue-numbering="true">
        <text:list-item>
          <text:p text:style-name="P19">¿Qué es un organigrama? ¿Sabrías definir el organigrama del IES Serpis?</text:p>
        </text:list-item>
      </text:list>
      <text:p text:style-name="Numeracion">Son los puestos <text:s/>de una empresa, la jerarquia.</text:p>
      <text:p text:style-name="Numeracion">Director&gt;<text:s/>SubDirector &gt; Jefe Estudios &gt; Profesores &gt; etc</text:p>
      <text:list text:style-name="LFO3" text:continue-numbering="true">
        <text:list-item>
          <text:p text:style-name="P20">¿Qué es un pedido? ¿En qué se diferencia de una factura?</text:p>
        </text:list-item>
      </text:list>
      <text:p text:style-name="Numeracion">Un cliente puede hacer un pedido a la empresa, ya sea de un producto o varios.</text:p>
      <text:p text:style-name="Numeracion">La factura es el precio final que se le cobra al cliente por su pedido.</text:p>
      <text:list text:style-name="LFO3" text:continue-numbering="true">
        <text:list-item>
          <text:p text:style-name="P21">¿Para qué se utiliza un albarán?</text:p>
        </text:list-item>
      </text:list>
      <text:p text:style-name="Numeracion">Para controlar los productos que por ejemplo una empresa puede tener en un almacen, la cantidad. Precios</text:p>
      <text:list text:style-name="LFO3" text:continue-numbering="true">
        <text:list-item>
          <text:p text:style-name="P22">¿Cuál es la función de las factura proforma?</text:p>
        </text:list-item>
        <text:list-item>
          <text:p text:style-name="P23">¿Conoces algún método de valoración del inventario de una empresa?</text:p>
        </text:list-item>
        <text:list-item>
          <text:p text:style-name="P24">¿Qué<text:s/>es un ERP?</text:p>
        </text:list-item>
        <text:list-item>
          <text:p text:style-name="P25">¿Qué es un CRM?</text:p>
        </text:list-item>
        <text:list-item>
          <text:p text:style-name="P26">¿Qué es un BI?</text:p>
        </text:list-item>
        <text:list-item>
          <text:p text:style-name="P27">¿En qué se diferencia el software libre del propietario?</text:p>
        </text:list-item>
      </text:list>
      <text:p text:style-name="Numeracion">El libre pudes gastar el programa</text:p>
      <text:list text:style-name="LFO3" text:continue-numbering="true">
        <text:list-item>
          <text:p text:style-name="P28"><text:s/>¿Sabes lo que es un<text:s/><text:span text:style-name="T29">mainframe</text:span>?</text:p>
        </text:list-item>
        <text:list-item>
          <text:p text:style-name="P30">¿Qué es el<text:s/><text:span text:style-name="T31">cloud computing</text:span>?</text:p>
        </text:list-item>
        <text:list-item>
          <text:p text:style-name="P32">¿Qué quiere decir que un software se adquiere bajo la<text:s/>modalidad SaaS? ¿en qué se diferencia de un modelo IaaS?</text:p>
        </text:list-item>
        <text:list-item>
          <text:p text:style-name="P33">¿Sabes el nombre de algún ERP?</text:p>
        </text:list-item>
        <text:list-item>
          <text:p text:style-name="P34">¿Habías oído hablar alguna vez de OpenERP/Odoo?</text:p>
        </text:list-item>
        <text:list-item>
          <text:p text:style-name="P35">¿Qué sabes de Python?</text:p>
        </text:list-item>
        <text:list-item>
          <text:p text:style-name="P36">¿Qué sabes de PostgresSQL?</text:p>
        </text:list-item>
        <text:list-item>
          <text:p text:style-name="P37">¿En qué consiste el patrón de arquitectura de programación MVC? ¿Es lo<text:s/>mismo que la arquitectura cliente-servidor?</text:p>
        </text:list-item>
      </text:list>
      <text:p text:style-name="Numeracion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text-align="justify"/>
      <style:text-properties style:font-name="Arial" style:font-name-asian="Arial" style:font-name-complex="Arial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Lucida Sans Unicode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able" style:display-name="Table" style:family="paragraph" style:parent-style-name="Standard">
      <style:paragraph-properties fo:text-align="start"/>
      <style:text-properties fo:hyphenate="false"/>
    </style:style>
    <style:style style:name="TablaTitulo" style:display-name="Tabla Titulo" style:family="paragraph" style:parent-style-name="Table">
      <style:paragraph-properties fo:text-align="center"/>
      <style:text-properties fo:font-weight="bold" style:font-weight-asian="bold" fo:hyphenate="false"/>
    </style:style>
    <style:style style:name="Tablaconviñetas2" style:display-name="Tabla con viñetas2" style:family="paragraph" style:parent-style-name="Standard" style:list-style-name="WW8Num19">
      <style:paragraph-properties fo:text-align="start">
        <style:tab-stops>
          <style:tab-stop style:type="left" style:position="-0.0916in"/>
        </style:tab-stops>
      </style:paragraph-properties>
      <style:text-properties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Viñetas" style:display-name="Viñetas" style:family="paragraph" style:parent-style-name="Standard">
      <style:text-properties fo:hyphenate="false"/>
    </style:style>
    <style:style style:name="Numeracion" style:display-name="Numeracion" style:family="paragraph" style:parent-style-name="Standard">
      <style:paragraph-properties fo:margin-bottom="0.3541in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8Num19z0" style:display-name="WW8Num19z0" style:family="text">
      <style:text-properties style:font-name="Wingdings" style:font-name-asian="Wingdings" style:font-name-complex="Wingdings" fo:font-size="12pt" style:font-size-asian="12pt"/>
    </style:style>
    <style:style style:name="WW8Num19z1" style:display-name="WW8Num19z1" style:family="text">
      <style:text-properties style:font-name="Courier New" style:font-name-asian="Courier New" style:font-name-complex="Courier New"/>
    </style:style>
    <style:style style:name="WW8Num19z2" style:display-name="WW8Num19z2" style:family="text">
      <style:text-properties style:font-name="Wingdings" style:font-name-asian="Wingdings" style:font-name-complex="Wingdings"/>
    </style:style>
    <style:style style:name="WW8Num19z3" style:display-name="WW8Num19z3" style:family="text">
      <style:text-properties style:font-name="Symbol" style:font-name-asian="Symbol" style:font-name-complex="Symbol"/>
    </style:style>
    <style:style style:name="Linenumbering" style:display-name="Line numbering" style:family="text"/>
    <style:style style:name="WW_CharLFO2LVL1" style:family="text">
      <style:text-properties style:font-name="Wingdings" fo:font-size="12pt" style:font-size-asian="12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8Num19" style:display-name="WW8Num19">
      <text:list-level-style-bullet text:level="1" text:style-name="WW_CharLFO2LVL1" text:bullet-char="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suffix="." style:num-format="1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361in"/>
      </style:footer-style>
    </style:page-layout>
    <style:style style:name="P2" style:parent-style-name="Encabezado" style:family="paragraph">
      <style:paragraph-properties fo:text-align="end"/>
      <style:text-properties fo:font-size="10pt" style:font-size-asian="10pt" style:font-size-complex="10pt"/>
    </style:style>
    <style:style style:name="T3" style:parent-style-name="Fuentedepárrafopredeter." style:family="text">
      <style:text-properties fo:font-size="10pt" style:font-size-asian="10pt" style:font-size-complex="10pt"/>
    </style:style>
    <style:style style:name="T4" style:parent-style-name="Fuentedepárrafopredeter." style:family="text">
      <style:text-properties fo:font-size="10pt" style:font-size-asian="10pt" style:font-size-complex="10pt"/>
    </style:style>
    <style:style style:name="T5" style:parent-style-name="Fuentedepárrafopredeter." style:family="text">
      <style:text-properties fo:font-size="10pt" style:font-size-asian="10pt" style:font-size-complex="10pt"/>
    </style:style>
    <style:style style:name="T6" style:parent-style-name="Fuentedepárrafopredeter." style:family="text">
      <style:text-properties fo:font-size="10pt" style:font-size-asian="10pt" style:font-size-complex="10pt"/>
    </style:style>
    <style:style style:name="T7" style:parent-style-name="Fuentedepárrafopredeter." style:family="text">
      <style:text-properties fo:font-size="10pt" style:font-size-asian="10pt" style:font-size-complex="10pt"/>
    </style:style>
    <style:style style:name="T8" style:parent-style-name="Fuentedepárrafopredeter." style:family="text">
      <style:text-properties fo:font-size="10pt" style:font-size-asian="10pt" style:font-size-complex="10pt"/>
    </style:style>
    <style:style style:name="T9" style:parent-style-name="Fuentedepárrafopredeter." style:family="text">
      <style:text-properties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P2">Juanvi Saborit<text:s/><text:tab/><text:tab/>Unidad 0 – Presentación del módulo</text:p>
      </style:header>
      <style:footer>
        <text:p text:style-name="Piedepágina"><text:span text:style-name="T3"><text:tab/></text:span><text:span text:style-name="T4"><text:tab/></text:span><text:span text:style-name="T5">Página</text:span><text:span text:style-name="T6"><text:s/></text:span><text:span text:style-name="T7"><text:page-number text:fixed="false">2</text:page-number></text:span><text:span text:style-name="T8">/</text:span><text:span text:style-name="T9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uanvi </meta:initial-creator>
    <dc:creator>Kevin Rosales Martinez</dc:creator>
    <meta:creation-date>2009-09-16T21:05:00Z</meta:creation-date>
    <dc:date>2020-09-25T09:40:00Z</dc:date>
    <meta:template xlink:href="Normal" xlink:type="simple"/>
    <meta:editing-cycles>47</meta:editing-cycles>
    <meta:editing-duration>PT10140S</meta:editing-duration>
    <meta:document-statistic meta:page-count="1" meta:paragraph-count="4" meta:word-count="341" meta:character-count="2214" meta:row-count="15" meta:non-whitespace-character-count="1877"/>
  </office:meta>
</office:document-meta>
</file>